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1000000E1A50D1EED.png" manifest:media-type="image/png"/>
  <manifest:file-entry manifest:full-path="Pictures/100002010000004900000071A45FCE05.png" manifest:media-type="image/png"/>
  <manifest:file-entry manifest:full-path="Pictures/1000000000000110000000BA1E83DF53.png" manifest:media-type="image/png"/>
  <manifest:file-entry manifest:full-path="Pictures/10000000000000A000000078910D1149.png" manifest:media-type="image/png"/>
  <manifest:file-entry manifest:full-path="Pictures/10000000000000C8000000BCB9D81F0B.png" manifest:media-type="image/png"/>
  <manifest:file-entry manifest:full-path="Pictures/10000000000001880000006693B4EA46.png" manifest:media-type="image/png"/>
  <manifest:file-entry manifest:full-path="Pictures/10000000000000960000009628993E8F.png" manifest:media-type="image/png"/>
  <manifest:file-entry manifest:full-path="Pictures/100000000000016A0000008B4CA2D690.png" manifest:media-type="image/png"/>
  <manifest:file-entry manifest:full-path="Pictures/1000000000000127000000AB5430E9ED.png" manifest:media-type="image/png"/>
  <manifest:file-entry manifest:full-path="Pictures/10000000000000D300000047ED1205E1.png" manifest:media-type="image/png"/>
  <manifest:file-entry manifest:full-path="Pictures/10000000000000E1000000E1FA975057.png" manifest:media-type="image/png"/>
  <manifest:file-entry manifest:full-path="Pictures/1000020100000997000009966E1E2CB7.png" manifest:media-type="image/png"/>
  <manifest:file-entry manifest:full-path="Pictures/100000000000007300000073931DCBD7.png" manifest:media-type="image/png"/>
  <manifest:file-entry manifest:full-path="Pictures/10000201000001F40000007DFC428106.png" manifest:media-type="image/png"/>
  <manifest:file-entry manifest:full-path="Pictures/10000000000000A0000000A08213CAC6.png" manifest:media-type="image/png"/>
  <manifest:file-entry manifest:full-path="Pictures/100000000000011A00000093A9B2DCAD.png" manifest:media-type="image/png"/>
  <manifest:file-entry manifest:full-path="Pictures/10000000000000B00000003AAD585D41.png" manifest:media-type="image/png"/>
  <manifest:file-entry manifest:full-path="Pictures/100000000000027B000001332A9616B9.png" manifest:media-type="image/png"/>
  <manifest:file-entry manifest:full-path="Pictures/100000000000017600000087DEE053E0.png" manifest:media-type="image/png"/>
  <manifest:file-entry manifest:full-path="Pictures/100000000000012400000059C26D0D5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line-height="80%"/>
    </style:style>
    <style:style style:name="P5" style:family="paragraph">
      <style:paragraph-properties fo:line-height="70%" fo:text-align="center"/>
    </style:style>
    <style:style style:name="P6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2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3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2cm" svg:height="2.03cm" svg:x="15.8cm" svg:y="2.8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2.976cm" svg:height="2.976cm" svg:x="12.224cm" svg:y="13.024cm">
          <draw:image xlink:href="Pictures/10000000000000960000009628993E8F.png" xlink:type="simple" xlink:show="embed" xlink:actuate="onLoad">
            <text:p/>
          </draw:image>
        </draw:frame>
        <draw:frame draw:style-name="gr1" draw:text-style-name="P1" draw:layer="layout" svg:width="4cm" svg:height="4cm" svg:x="0.6cm" svg:y="5.165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574cm" svg:height="3.136cm" svg:x="4.4cm" svg:y="2.2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117cm" svg:height="2.93cm" svg:x="24.283cm" svg:y="6.4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12.6cm" svg:y="2.536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23.8cm" svg:y="2.6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4.433cm" svg:height="1.6cm" svg:x="5.2cm" svg:y="6.4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0.89cm" svg:y="6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5.6cm" svg:y="6.4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19cm" svg:y="6.4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4.369cm" svg:height="1.136cm" svg:x="12.8cm" svg:y="10.8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6.4cm" svg:y="14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7.108cm" svg:y="18.2cm">
          <draw:image xlink:href="Pictures/10000000000000B00000003AAD585D41.png" xlink:type="simple" xlink:show="embed" xlink:actuate="onLoad">
            <text:p/>
          </draw:image>
        </draw:frame>
        <draw:frame draw:style-name="gr2" draw:text-style-name="P2" draw:layer="layout" svg:width="8.702cm" svg:height="0.962cm" svg:x="0.4cm" svg:y="0.438cm">
          <draw:text-box>
            <text:p><text:span text:style-name="T1">OSI Affiliates, July 18, 2012</text:span></text:p>
          </draw:text-box>
        </draw:frame>
        <draw:frame draw:style-name="gr1" draw:text-style-name="P1" draw:layer="layout" svg:width="3.837cm" svg:height="2cm" svg:x="8.163cm" svg:y="2.8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9.6cm" svg:y="11.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3" draw:layer="layout" svg:width="0.608cm" svg:height="0.608cm" svg:x="24.88cm" svg:y="16.343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6" draw:layer="layout" svg:width="8.215cm" svg:height="3.38cm" svg:x="18.385cm" svg:y="16.646cm">
            <draw:text-box>
              <text:p text:style-name="P4"><text:span text:style-name="T2">open</text:span><text:span text:style-name="T3"> source</text:span></text:p>
              <text:p text:style-name="P5"><text:span text:style-name="T3">initiative</text:span></text:p>
            </draw:text-box>
          </draw:frame>
        </draw:g>
        <draw:frame draw:style-name="gr1" draw:text-style-name="P1" draw:layer="layout" svg:width="4.721cm" svg:height="1.18cm" svg:x="7cm" svg:y="10.62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20.4cm" svg:y="2.6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2.12cm" svg:y="16.585cm" svg:viewBox="0 0 892 892" svg:d="m892 446c0 82-19 152-60 223s-92 122-163 163-141 60-223 60-152-19-223-60-122-92-163-163-60-141-60-223 19-152 60-223 92-122 163-163 141-60 223-60 152 19 223 60 122 92 163 163 60 141 60 223z">
            <text:p/>
          </draw:path>
          <draw:path draw:style-name="gr7" draw:layer="layout" svg:width="2.675cm" svg:height="2.327cm" svg:x="1.228cm" svg:y="16.933cm" svg:viewBox="0 0 2676 2328" svg:d="m2239 0-253 253c204 180 333 443 333 737 0 542-439 981-981 981s-981-439-981-981c0-294 129-557 333-737l-253-253c-268 245-437 598-437 990 0 739 599 1338 1338 1338s1338-599 1338-1338c0-392-169-745-437-990z">
            <text:p/>
          </draw:path>
          <draw:path draw:style-name="gr8" draw:layer="layout" svg:width="1.605cm" svg:height="1.407cm" svg:x="1.763cm" svg:y="17.313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0.8cm" svg:y="19.415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.322cm" svg:y="19.969cm" svg:viewBox="0 0 2488 231" svg:d="m2488 228h-61l-117-125v125h-67v-225h60l117 125v-125h68zm-283-113c0 22-4 41-14 58-10 18-24 32-44 43s-42 15-69 15c-28 0-52-5-71-16s-34-25-43-43c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s19 3 27 6 15 6 20 9c6 3 11 7 15 11 8 6 15 13 20 22 6 9 11 19 15 30 3 11 5 23 5 37zm-70-3c0-19-3-33-10-43-7-11-15-17-25-21-10-3-20-5-30-5h-29v134h29c18 0 33-4 46-13 13-8 19-26 19-52zm-219 111h-60l-117-125v125h-67v-225h60l116 125v-125h68zm-298-101c0 19-3 36-11 49-7 14-16 25-28 33s-25 14-39 17-27 5-41 5c-19 0-37-3-55-10s-33-17-46-33c-12-15-18-36-18-61v-124h68v107c0 15 2 27 6 37 5 10 11 17 18 21s17 7 27 7 19-2 27-7c8-4 14-11 18-21s6-22 6-37v-107h68zm-277-12c0 22-5 41-15 58-9 18-24 32-43 43s-42 15-70 15-51-5-71-16c-19-11-33-25-43-43-9-17-14-36-14-57s5-39 14-56 24-32 43-43c20-11 43-16 71-16 21 0 39 3 56 9s29 15 40 25c10 11 18 23 24 37 5 14 8 29 8 44zm-69 0c0-8-1-16-4-23s-6-13-11-18-11-9-19-12c-7-3-15-4-25-4-18 0-33 5-43 16-10 10-16 24-16 41s6 32 16 42c11 11 25 16 43 16 12 0 23-2 32-7s16-12 20-21 7-18 7-30zm-218 22h-93v91h-68v-225h161v45h-93v44h93z">
            <text:p/>
          </draw:path>
        </draw:g>
        <draw:custom-shape draw:style-name="gr11" draw:text-style-name="P1" draw:layer="layout" svg:width="0.001cm" svg:height="0.1cm" svg:x="26.2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2cm" svg:height="1cm" svg:x="26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.773cm" svg:height="2.772cm" svg:x="0.8cm" svg:y="2.2cm">
          <draw:image xlink:href="Pictures/1000020100000997000009966E1E2CB7.png" xlink:type="simple" xlink:show="embed" xlink:actuate="onLoad">
            <text:p/>
          </draw:image>
        </draw:frame>
        <draw:frame draw:style-name="gr1" draw:text-style-name="P1" draw:layer="layout" svg:width="5.351cm" svg:height="1.8cm" svg:x="0.4cm" svg:y="14.2cm">
          <draw:image xlink:href="Pictures/10000000000000D300000047ED1205E1.png" xlink:type="simple" xlink:show="embed" xlink:actuate="onLoad">
            <text:p/>
          </draw:image>
        </draw:frame>
        <draw:frame draw:style-name="gr1" draw:text-style-name="P1" draw:layer="layout" svg:width="4.653cm" svg:height="2.697cm" svg:x="0.947cm" svg:y="9.903cm">
          <draw:image xlink:href="Pictures/1000000000000127000000AB5430E9ED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9H27M48S</meta:editing-duration>
    <meta:editing-cycles>6</meta:editing-cycles>
    <dc:date>2012-07-18T00:00:50</dc:date>
    <dc:creator>Simon Phipps</dc:creator>
    <meta:generator>LibreOffice/3.5$MacOSX_x86 LibreOffice_project/7122e39-92ed229-498d286-15e43b4-d70da21</meta:generator>
    <meta:document-statistic meta:object-count="56"/>
  </office:meta>
</office:document-meta>
</file>